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B000001669BBEDF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Courier New" svg:font-family="'Courier New'" style:font-family-generic="modern" style:font-pitch="fixed"/>
    <style:font-face style:name="Nimbus Mono L" svg:font-family="'Nimbus Mono L'" style:font-family-generic="modern" style:font-pitch="fixed"/>
    <style:font-face style:name="Bitstream Vera Sans" svg:font-family="'Bitstream Vera Sans'" style:font-pitch="variable"/>
    <style:font-face style:name="DejaVu Sans" svg:font-family="'DejaVu Sans'"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FreeSans" svg:font-family="FreeSans" style:font-family-generic="swiss" style:font-pitch="variable"/>
    <style:font-face style:name="Nimbus Sans L" svg:font-family="'Nimbus Sans L'" style:font-family-generic="swiss" style:font-pitch="variable"/>
  </office:font-face-decls>
  <office:automatic-styles>
    <style:style style:name="P1" style:family="paragraph" style:parent-style-name="Preformatted_20_Text" style:master-page-name="">
      <style:paragraph-properties fo:margin-left="3cm" fo:margin-right="0cm" fo:text-align="justify" style:justify-single-word="false" fo:keep-together="always" fo:text-indent="0cm" style:auto-text-indent="false" style:page-number="auto" fo:background-color="transparent" style:shadow="none" fo:keep-with-next="always" style:vertical-align="top">
        <style:background-image/>
      </style:paragraph-properties>
      <style:text-properties fo:color="#0000ff" style:font-name="FreeSans" fo:font-size="14pt" fo:font-style="normal" fo:font-weight="bold" style:font-size-asian="14pt" style:font-style-asian="normal" style:font-weight-asian="bold" style:font-size-complex="14pt" style:font-style-complex="normal" style:font-weight-complex="bold"/>
    </style:style>
    <style:style style:name="P2" style:family="paragraph" style:parent-style-name="Table_20_Contents">
      <style:paragraph-properties fo:text-align="justify" style:justify-single-word="false"/>
      <style:text-properties style:font-name="FreeSans" fo:font-size="8pt" style:font-name-asian="Courier New" style:font-size-asian="8pt" style:font-name-complex="Courier New" style:font-size-complex="8pt"/>
    </style:style>
    <style:style style:name="P3" style:family="paragraph" style:parent-style-name="Table_20_Contents">
      <style:paragraph-properties fo:text-align="justify" style:justify-single-word="false"/>
      <style:text-properties fo:color="#0000ff" style:font-name="FreeSans" fo:font-size="8pt" style:font-name-asian="Courier New" style:font-size-asian="8pt" style:font-name-complex="Courier New" style:font-size-complex="8pt"/>
    </style:style>
    <style:style style:name="P4" style:family="paragraph" style:parent-style-name="Standard">
      <style:text-properties fo:color="#0000ff" style:font-name="FreeSans" fo:font-size="8pt" fo:font-style="normal" style:text-underline-style="none" fo:font-weight="normal"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0000ff" style:font-name="FreeSans" fo:font-size="8pt" fo:font-style="normal" fo:font-weight="normal"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style:text-properties fo:color="#0000ff" style:font-name="FreeSans"/>
    </style:style>
    <style:style style:name="P7" style:family="paragraph" style:parent-style-name="Standard">
      <style:paragraph-properties fo:text-align="center" style:justify-single-word="false"/>
      <style:text-properties style:font-name="Bitstream Vera Sans1" fo:font-size="2pt" style:font-size-asian="1.75pt" style:font-size-complex="2pt"/>
    </style:style>
    <style:style style:name="P8" style:family="paragraph" style:parent-style-name="Footer">
      <style:paragraph-properties fo:text-align="center" style:justify-single-word="false"/>
      <style:text-properties style:font-name="Bitstream Vera Sans1" fo:font-size="8pt" style:font-size-asian="8pt" style:font-size-complex="8pt"/>
    </style:style>
    <style:style style:name="P9" style:family="paragraph" style:parent-style-name="Standard">
      <style:paragraph-properties fo:line-height="150%" fo:text-align="justify" style:justify-single-word="false"/>
      <style:text-properties style:font-name="Bitstream Vera Sans" fo:font-size="11pt" style:font-size-asian="11pt" style:font-size-complex="11pt"/>
    </style:style>
    <style:style style:name="P10" style:family="paragraph" style:parent-style-name="Standard">
      <style:paragraph-properties fo:line-height="150%" fo:text-align="justify" style:justify-single-word="false"/>
      <style:text-properties style:font-name="Bitstream Vera Sans" fo:font-size="11pt" fo:font-weight="bold" style:font-size-asian="11pt" style:font-weight-asian="bold" style:font-size-complex="11pt" style:font-weight-complex="bold"/>
    </style:style>
    <style:style style:name="P11" style:family="paragraph" style:parent-style-name="Standard">
      <style:paragraph-properties fo:line-height="150%" fo:text-align="justify" style:justify-single-word="false"/>
      <style:text-properties style:font-name="Bitstream Vera Sans" fo:font-size="9pt" style:font-size-asian="9pt" style:font-size-complex="9pt"/>
    </style:style>
    <style:style style:name="P12" style:family="paragraph" style:parent-style-name="Standard">
      <style:paragraph-properties fo:margin-left="0cm" fo:margin-right="0cm" fo:line-height="150%" fo:text-align="justify" style:justify-single-word="false" fo:text-indent="0cm" style:auto-text-indent="false"/>
      <style:text-properties style:font-name="Bitstream Vera Sans" fo:font-size="9pt" style:font-size-asian="9pt" style:font-size-complex="9pt"/>
    </style:style>
    <style:style style:name="P13" style:family="paragraph" style:parent-style-name="Standard" style:list-style-name="L4">
      <style:paragraph-properties fo:margin-left="0cm" fo:margin-right="0cm" fo:line-height="150%" fo:text-align="justify" style:justify-single-word="false" fo:text-indent="0cm" style:auto-text-indent="false"/>
      <style:text-properties style:font-name="Bitstream Vera Sans" fo:font-size="9pt" style:font-size-asian="9pt" style:font-size-complex="9pt"/>
    </style:style>
    <style:style style:name="P14" style:family="paragraph" style:parent-style-name="Standard">
      <style:paragraph-properties fo:margin-left="0cm" fo:margin-right="0cm" fo:line-height="150%" fo:text-align="justify" style:justify-single-word="false" fo:text-indent="0cm" style:auto-text-indent="false" fo:break-before="page"/>
      <style:text-properties style:font-name="Bitstream Vera Sans" fo:font-size="9pt" style:font-size-asian="9pt" style:font-size-complex="9pt"/>
    </style:style>
    <style:style style:name="P15" style:family="paragraph" style:parent-style-name="Standard">
      <style:paragraph-properties fo:margin-left="8.999cm" fo:margin-right="0cm" fo:line-height="150%" fo:text-align="justify" style:justify-single-word="false" fo:text-indent="0cm" style:auto-text-indent="false" fo:break-before="column"/>
      <style:text-properties style:font-name="Bitstream Vera Sans" fo:font-size="11pt" style:font-size-asian="11pt" style:font-size-complex="11pt"/>
    </style:style>
    <style:style style:name="P16" style:family="paragraph" style:parent-style-name="Standard">
      <style:paragraph-properties fo:margin-left="8.999cm" fo:margin-right="0cm" fo:line-height="150%" fo:text-align="justify" style:justify-single-word="false" fo:text-indent="0cm" style:auto-text-indent="false"/>
      <style:text-properties style:font-name="Bitstream Vera Sans" fo:font-size="11pt" style:font-size-asian="11pt" style:font-size-complex="11pt"/>
    </style:style>
    <style:style style:name="P17" style:family="paragraph" style:parent-style-name="Standard">
      <style:paragraph-properties fo:margin-left="10.028cm" fo:margin-right="0cm" fo:line-height="150%" fo:text-align="justify" style:justify-single-word="false" fo:text-indent="0cm" style:auto-text-indent="false"/>
      <style:text-properties style:font-name="Bitstream Vera Sans" fo:font-size="11pt" style:font-size-asian="11pt" style:font-size-complex="11pt"/>
    </style:style>
    <style:style style:name="P18" style:family="paragraph" style:parent-style-name="Standard" style:list-style-name="L1">
      <style:paragraph-properties fo:margin-left="1.499cm" fo:margin-right="0cm" fo:line-height="150%" fo:text-align="justify" style:justify-single-word="false" fo:text-indent="0cm" style:auto-text-indent="false"/>
      <style:text-properties style:font-name="Bitstream Vera Sans" fo:font-size="11pt" style:font-size-asian="11pt" style:font-size-complex="11pt"/>
    </style:style>
    <style:style style:name="P19" style:family="paragraph" style:parent-style-name="Standard" style:list-style-name="L5">
      <style:paragraph-properties fo:margin-left="1.499cm" fo:margin-right="0cm" fo:line-height="150%" fo:text-align="justify" style:justify-single-word="false" fo:text-indent="0cm" style:auto-text-indent="false"/>
      <style:text-properties style:font-name="Bitstream Vera Sans" fo:font-size="9pt" style:font-size-asian="9pt" style:font-size-complex="9pt"/>
    </style:style>
    <style:style style:name="P20" style:family="paragraph" style:parent-style-name="Standard" style:list-style-name="L4">
      <style:paragraph-properties fo:margin-left="0.053cm" fo:margin-right="0cm" fo:line-height="150%" fo:text-align="justify" style:justify-single-word="false" fo:text-indent="0cm" style:auto-text-indent="false"/>
      <style:text-properties style:font-name="Bitstream Vera Sans" fo:font-size="9pt" style:font-size-asian="9pt" style:font-size-complex="9pt"/>
    </style:style>
    <style:style style:name="P21" style:family="paragraph" style:parent-style-name="Standard" style:list-style-name="L4">
      <style:paragraph-properties fo:margin-left="-0.026cm" fo:margin-right="0cm" fo:line-height="150%" fo:text-align="justify" style:justify-single-word="false" fo:text-indent="0cm" style:auto-text-indent="false"/>
      <style:text-properties style:font-name="Bitstream Vera Sans" fo:font-size="9pt" style:font-size-asian="9pt" style:font-size-complex="9pt"/>
    </style:style>
    <style:style style:name="T1" style:family="text">
      <style:text-properties fo:font-size="8pt" fo:font-style="normal" style:text-underline-style="none" fo:font-weight="normal" style:font-size-asian="8pt" style:font-style-asian="normal" style:font-weight-asian="normal" style:font-size-complex="8pt" style:font-style-complex="normal" style:font-weight-complex="normal"/>
    </style:style>
    <style:style style:name="T2" style:family="text">
      <style:text-properties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3" style:family="text">
      <style:text-properties fo:color="#000000" style:font-name="Bitstream Vera Sans" fo:font-size="9pt" fo:font-style="normal" style:text-underline-style="none" fo:font-weight="normal" style:font-name-asian="Nimbus Mono L" style:font-size-asian="9pt" style:font-style-asian="normal" style:font-weight-asian="normal" style:font-name-complex="Nimbus Mono L" style:font-size-complex="9pt" style:font-style-complex="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6">Spett.le Associazione di Promozione Sociale </text:p>
      <text:p text:style-name="P16">“Faber Libertatis”</text:p>
      <text:p text:style-name="P16">via Alsazia, 3</text:p>
      <text:p text:style-name="P16">35127 Camin – Padova (PD)</text:p>
      <text:p text:style-name="P17"/>
      <text:p text:style-name="P9"><text:span text:style-name="T4">Oggetto</text:span>: richiesta di ammissione</text:p>
      <text:p text:style-name="P10"/>
      <text:p text:style-name="P9">Io sottoscritto</text:p>
      <text:p text:style-name="P9"/>
      <text:list xml:id="list126803992" text:style-name="L1">
        <text:list-item>
          <text:p text:style-name="P18">nome: </text:p>
        </text:list-item>
        <text:list-item>
          <text:p text:style-name="P18">cognome: </text:p>
        </text:list-item>
        <text:list-item>
          <text:p text:style-name="P18">nato a: </text:p>
        </text:list-item>
        <text:list-item>
          <text:p text:style-name="P18">il: </text:p>
        </text:list-item>
        <text:list-item>
          <text:p text:style-name="P18">residente a: </text:p>
        </text:list-item>
        <text:list-item>
          <text:p text:style-name="P18">in via/piazza: </text:p>
        </text:list-item>
        <text:list-item>
          <text:p text:style-name="P18">codice fiscale: </text:p>
        </text:list-item>
        <text:list-item>
          <text:p text:style-name="P18">telefono: </text:p>
        </text:list-item>
        <text:list-item>
          <text:p text:style-name="P18">e-mail: </text:p>
        </text:list-item>
      </text:list>
      <text:p text:style-name="P9"/>
      <text:p text:style-name="P9">con la presente chiedo di essere ammesso in qualità di Socio Ordinario per l'anno ............. alla Associazione di Promozione Sociale “Faber Libertatis”.</text:p>
      <text:p text:style-name="P11"/>
      <text:list xml:id="list1952822285" text:style-name="L4">
        <text:list-item>
          <text:p text:style-name="P13">Mi impegno a versare il contributo per la richiesta d'ammissione pari a € 20,00 entro 15 giorni dal momento in cui il Consiglio Direttivo della Associazione, dopo la ricezione di questa domanda, mi indicherà di farlo. Prendo atto che la mia richiesta verrà sottoposta per approvazione alla Assemblea dei Soci immediatamente successiva, ai sensi dell'Articolo 6 dello Statuto della Associazione.</text:p>
        </text:list-item>
        <text:list-item>
          <text:p text:style-name="P20">Dichiaro di conoscere pienamente le norme statutarie e gli obblighi che discendono dalla qualità di Socio Ordinario. Mi impegno ad osservare scrupolosamente le norme dettate dallo Statuto, dal Regolamento e dagli atti amministrativi che la Assemblea dei Soci o il Consiglio Direttivo emetteranno.</text:p>
        </text:list-item>
        <text:list-item>
          <text:p text:style-name="P21">Autorizzo la Associazione a trattare i miei dati personali come da nota informativa ai sensi del d.lgs. 196/2003 allegata alla presente richiesta, conscio che una mia successiva richiesta di cancellazione o distruzione dei miei dati personali posseduti dalla Associazione comporterà la mia automatica rinuncia alla qualità di Socio della stessa.</text:p>
        </text:list-item>
      </text:list>
      <text:p text:style-name="P11"/>
      <text:p text:style-name="P11"/>
      <text:p text:style-name="P12">Data e luogo............................................... <text:s text:c="21"/>Firma........................................................</text:p>
      <text:p text:style-name="P14"><text:span text:style-name="T4"/></text:p>
      <text:p text:style-name="P12"><text:span text:style-name="T4"/></text:p>
      <text:p text:style-name="P12"><text:span text:style-name="T4">Scheda</text:span>: informativa ai sensi del d.lgs. 196/2003</text:p>
      <text:p text:style-name="P12"/>
      <text:p text:style-name="P12">Informiamo che, ai sensi del d.lgs. 196/2003, recante disposizioni per la tutela delle persone e di altri soggetti rispetto al trattamento dei dati personali, la Associazione di Promozione Sociale "Faber Libertatis", con sede in Padova, via Alsazia, 3, è il Titolare del trattamento dei dati personali forniti, ovvero altrimenti acquisiti nell'ambito della propria attività.</text:p>
      <text:p text:style-name="P12"/>
      <text:p text:style-name="P12">Per il trattamento di dati personali si intende la loro raccolta, registrazione, organizzazione, conservazione, elaborazione, modificazione, selezione, estrazione, raffronto, utilizzo, interconnessione, blocco, comunicazione, diffusione, cancellazione e distruzione ovvero la combinazione di due o più di tali operazioni. </text:p>
      <text:p text:style-name="P12"/>
      <text:p text:style-name="P12">I dati forniti saranno trattati per le seguenti finalità: </text:p>
      <text:p text:style-name="P12"/>
      <text:list xml:id="list325249983" text:style-name="L5">
        <text:list-item>
          <text:p text:style-name="P19">ammettere il richiedente al ruolo di Socio Ordinario della Associazione di Promozione Sociale “Faber Libertatis”;</text:p>
        </text:list-item>
        <text:list-item>
          <text:p text:style-name="P19">eseguire gli obblighi di legge;</text:p>
        </text:list-item>
        <text:list-item>
          <text:p text:style-name="P19">esigenze di tipo operativo e gestionale, quali ad esempio la copertura assicurativa del Socio.</text:p>
        </text:list-item>
      </text:list>
      <text:p text:style-name="P12"/>
      <text:p text:style-name="P12">I dati non saranno comunicati ad altri soggetti, né saranno oggetto di diffusione.</text:p>
      <text:p text:style-name="P12"/>
      <text:p text:style-name="P12">Il trattamento dei dati avverrà mediante strumenti idonei a garantirne la sicurezza e la riservatezza e potrà essere effettuato anche attraverso strumenti automatizzati atti a memorizzare, gestire e trasmettere i dati stessi.</text:p>
      <text:p text:style-name="P12"/>
      <text:p text:style-name="P12">Informiamo altresì che la legge conferisce ai cittadini l'esercizio di specifici diritti. In particolare, l'interessato può ottenere dal Titolare l'informazione dell'esistenza o meno di propri dati personali e che tali dati vengano messi a sua disposizione in forma intelligibile. L'interessato può altresì chiedere di conoscere l'origine dei dati nonché la logica su cui si basa il trattamento; di ottenere la cancellazione, la trasformazione, o il blocco dei dati trattati in violazione di legge nonché l'aggiornamento, la rettificazione, o, se vi è interesse, l'integrazione dei dati; di opporsi, per motivi legittimi al trattamento stesso.</text:p>
      <text:p text:style-name="P12"/>
      <text:p text:style-name="P12">La Associazione di Promozione Sociale "Faber Libertatis" informa che Titolare del trattamento è la Associazione di Promozione Sociale "Faber Libertatis" con sede in Padova, via Alsazia, 3. Ulteriori informazioni in ordine al trattamento ed alla comunicazione di dati personali potranno essere richieste per iscritto al Presidente in carica della Associazione di Promozione Sociale "Faber Libertatis".</text:p>
      <text:p text:style-name="P12"/>
      <text:p text:style-name="P12"/>
      <text:p text:style-name="P12"><text:span text:style-name="Teletype"><text:span text:style-name="T3">Data e luogo............................................... <text:s text:c="21"/>Firm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urier New" svg:font-family="'Courier New'" style:font-family-generic="modern" style:font-pitch="fixed"/>
    <style:font-face style:name="Nimbus Mono L" svg:font-family="'Nimbus Mono L'" style:font-family-generic="modern" style:font-pitch="fixed"/>
    <style:font-face style:name="Bitstream Vera Sans" svg:font-family="'Bitstream Vera Sans'" style:font-pitch="variable"/>
    <style:font-face style:name="DejaVu Sans" svg:font-family="'DejaVu Sans'"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FreeSans" svg:font-family="FreeSans"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it" fo:country="IT" style:font-name-asian="DejaVu Sans" style:font-size-asian="12pt" style:language-asian="it" style:country-asian="IT" style:font-name-complex="DejaVu 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Nimbus Mono L" style:font-name-asian="Nimbus Mono L" style:font-name-complex="Nimbus Mono 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9.001cm" table:align="margins"/>
    </style:style>
    <style:style style:name="Table1.A" style:family="table-column">
      <style:table-column-properties style:column-width="3.281cm" style:rel-column-width="11315*"/>
    </style:style>
    <style:style style:name="Table1.B" style:family="table-column">
      <style:table-column-properties style:column-width="8.916cm" style:rel-column-width="30753*"/>
    </style:style>
    <style:style style:name="Table1.C" style:family="table-column">
      <style:table-column-properties style:column-width="6.803cm" style:rel-column-width="23467*"/>
    </style:style>
    <style:style style:name="Table1.A1" style:family="table-cell">
      <style:table-cell-properties fo:padding="0.097cm" fo:border="none"/>
    </style:style>
    <style:style style:name="Table2" style:family="table">
      <style:table-properties style:width="19.001cm" table:align="margins"/>
    </style:style>
    <style:style style:name="Table2.A" style:family="table-column">
      <style:table-column-properties style:column-width="6.334cm" style:rel-column-width="21845*"/>
    </style:style>
    <style:style style:name="Table2.A1" style:family="table-cell">
      <style:table-cell-properties fo:padding="0.097cm" fo:border="none"/>
    </style:style>
    <style:style style:name="MP1" style:family="paragraph" style:parent-style-name="Preformatted_20_Text" style:master-page-name="">
      <style:paragraph-properties fo:margin-left="3cm" fo:margin-right="0cm" fo:text-align="justify" style:justify-single-word="false" fo:keep-together="always" fo:text-indent="0cm" style:auto-text-indent="false" style:page-number="auto" fo:background-color="transparent" style:shadow="none" fo:keep-with-next="always" style:vertical-align="top">
        <style:background-image/>
      </style:paragraph-properties>
      <style:text-properties fo:color="#0000ff" style:font-name="FreeSans" fo:font-size="14pt" fo:font-style="normal" fo:font-weight="bold" style:font-size-asian="14pt" style:font-style-asian="normal" style:font-weight-asian="bold" style:font-size-complex="14pt" style:font-style-complex="normal" style:font-weight-complex="bold"/>
    </style:style>
    <style:style style:name="MP2" style:family="paragraph" style:parent-style-name="Table_20_Contents">
      <style:paragraph-properties fo:text-align="justify" style:justify-single-word="false"/>
      <style:text-properties style:font-name="FreeSans" fo:font-size="8pt" style:font-name-asian="Courier New" style:font-size-asian="8pt" style:font-name-complex="Courier New" style:font-size-complex="8pt"/>
    </style:style>
    <style:style style:name="MP3" style:family="paragraph" style:parent-style-name="Table_20_Contents">
      <style:paragraph-properties fo:text-align="justify" style:justify-single-word="false"/>
      <style:text-properties fo:color="#0000ff" style:font-name="FreeSans" fo:font-size="8pt" style:font-name-asian="Courier New" style:font-size-asian="8pt" style:font-name-complex="Courier New" style:font-size-complex="8pt"/>
    </style:style>
    <style:style style:name="MP4" style:family="paragraph" style:parent-style-name="Standard">
      <style:text-properties fo:color="#0000ff" style:font-name="FreeSans" fo:font-size="8pt" fo:font-style="normal" style:text-underline-style="none" fo:font-weight="normal" style:font-size-asian="8pt" style:font-style-asian="normal" style:font-weight-asian="normal" style:font-size-complex="8pt" style:font-style-complex="normal" style:font-weight-complex="normal"/>
    </style:style>
    <style:style style:name="MP5" style:family="paragraph" style:parent-style-name="Standard">
      <style:paragraph-properties fo:text-align="start" style:justify-single-word="false"/>
      <style:text-properties fo:color="#0000ff" style:font-name="FreeSans"/>
    </style:style>
    <style:style style:name="MP6" style:family="paragraph" style:parent-style-name="Footer">
      <style:paragraph-properties fo:text-align="center" style:justify-single-word="false"/>
      <style:text-properties style:font-name="Bitstream Vera Sans1" fo:font-size="8pt" style:font-size-asian="8pt" style:font-size-complex="8pt"/>
    </style:style>
    <style:style style:name="MP7" style:family="paragraph" style:parent-style-name="Standard">
      <style:paragraph-properties fo:text-align="center" style:justify-single-word="false"/>
      <style:text-properties fo:color="#0000ff" style:font-name="FreeSans" fo:font-size="8pt" fo:font-style="normal" fo:font-weight="normal" style:font-size-asian="8pt" style:font-style-asian="normal" style:font-weight-asian="normal" style:font-size-complex="8pt" style:font-style-complex="normal" style:font-weight-complex="normal"/>
    </style:style>
    <style:style style:name="MP8" style:family="paragraph" style:parent-style-name="Standard">
      <style:paragraph-properties fo:text-align="center" style:justify-single-word="false"/>
      <style:text-properties style:font-name="Bitstream Vera Sans1" fo:font-size="2pt" style:font-size-asian="1.75pt" style:font-size-complex="2pt"/>
    </style:style>
    <style:style style:name="MT1" style:family="text">
      <style:text-properties fo:font-size="8pt" fo:font-style="normal" style:text-underline-style="none" fo:font-weight="normal" style:font-size-asian="8pt" style:font-style-asian="normal" style:font-weight-asian="normal" style:font-size-complex="8pt" style:font-style-complex="normal" style:font-weight-complex="normal"/>
    </style:style>
    <style:style style:name="MT2" style:family="text">
      <style:text-properties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M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979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magini2" text:anchor-type="paragraph" svg:x="0.079cm" svg:y="0.058cm" svg:width="2.385cm" svg:height="2.492cm" draw:z-index="1"><draw:image xlink:href="Pictures/100000000000014B000001669BBEDF55.png" xlink:type="simple" xlink:show="embed" xlink:actuate="onLoad"/></draw:frame>Associazione <text:s/>di <text:s/>Promozione <text:s/>Sociale <text:s/>“Faber Libertatis”</text:p>
        <table:table table:name="Table1" table:style-name="Table1">
          <table:table-column table:style-name="Table1.A"/>
          <table:table-column table:style-name="Table1.B"/>
          <table:table-column table:style-name="Table1.C"/>
          <table:table-row>
            <table:table-cell table:style-name="Table1.A1" office:value-type="string">
              <text:p text:style-name="MP2"/>
              <text:p text:style-name="MP2"/>
              <text:p text:style-name="MP2"/>
            </table:table-cell>
            <table:table-cell table:style-name="Table1.A1" office:value-type="string">
              <text:p text:style-name="MP3">Sede legale ed operativa di Padova</text:p>
              <text:p text:style-name="MP3">Via Alsazia, 3</text:p>
              <text:p text:style-name="MP3">35127 Camin Padova (PD)</text:p>
            </table:table-cell>
            <table:table-cell table:style-name="Table1.A1" office:value-type="string">
              <text:p text:style-name="MP3">Sede operativa di Venezia</text:p>
              <text:p text:style-name="MP3">Via Fratelli Bandiera, 158/A</text:p>
              <text:p text:style-name="MP3">30157 Marghera Venezia (VE)</text:p>
            </table:table-cell>
          </table:table-row>
        </table:table>
        <text:p text:style-name="MP4"><text:tab/><text:tab/></text:p>
      </style:header>
      <style:footer>
        <table:table table:name="Table2" table:style-name="Table2">
          <table:table-column table:style-name="Table2.A" table:number-columns-repeated="3"/>
          <table:table-row>
            <table:table-cell table:style-name="Table2.A1" office:value-type="string">
              <text:p text:style-name="MP5"><text:span text:style-name="MT1">Web: </text:span><text:a xlink:type="simple" xlink:href="http://faberlibertatis.org/"><text:span text:style-name="MT2">http://faberlibertatis.org/</text:span></text:a><text:span text:style-name="MT1"><text:line-break/>E-mail: </text:span><text:a xlink:type="simple" xlink:href="mailto:info@faberlibertatis.org"><text:span text:style-name="MT2">info@faberlibertatis.or</text:span></text:a><text:a xlink:type="simple" xlink:href="mailto:info@faberlibertatis.org"><text:span text:style-name="MT1">g</text:span></text:a><text:span text:style-name="MT1"><text:line-break/>Codice Fiscale: 92167500286 </text:span></text:p>
            </table:table-cell>
            <table:table-cell table:style-name="Table2.A1" office:value-type="string">
              <text:p text:style-name="MP6"/>
              <text:p text:style-name="MP6">Pagina <text:page-number text:select-page="current">2</text:page-number> di <text:page-count>2</text:page-count></text:p>
            </table:table-cell>
            <table:table-cell table:style-name="Table2.A1" office:value-type="string">
              <text:p text:style-name="MP7">BAN: IT82 B033 5901 6001 0000 0010 014 <text:line-break/>Banca Prossima <text:s text:c="2"/>- <text:s text:c="2"/>filiale 05000 <text:s text:c="2"/>- <text:s/>Milano</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Manuele Rampazzo</meta:initial-creator>
    <meta:creation-date>2006-10-07T19:59:21</meta:creation-date>
    <dc:date>2011-09-26T20:47:49</dc:date>
    <meta:editing-cycles>30</meta:editing-cycles>
    <meta:editing-duration>PT13H03M59S</meta:editing-duration>
    <meta:print-date>2011-04-02T22:31:26</meta:print-date>
    <dc:creator>Faber Libertatis</dc:creator>
    <meta:document-statistic meta:table-count="2" meta:image-count="1" meta:object-count="0" meta:page-count="2" meta:paragraph-count="43" meta:word-count="627" meta:character-count="4522"/>
    <meta:user-defined meta:name="Info 1">Associazione di Promozione Sociale "Faber Libertatis"</meta:user-defined>
    <meta:user-defined meta:name="Info 2">http://faberlibertatis.org/</meta:user-defined>
    <meta:user-defined meta:name="Info 3">info@faberlibertatis.org</meta:user-defined>
    <meta:user-defined meta:name="Info 4"/>
  </office:meta>
</office:document-meta>
</file>